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7b7" draw:fill-color="#0087b7" draw:textarea-horizontal-align="justify" draw:textarea-vertical-align="middle" draw:auto-grow-height="false" fo:min-height="0.85cm" fo:min-width="1.2cm"/>
    </style:style>
    <style:style style:name="gr2" style:family="graphic" style:parent-style-name="standard">
      <style:graphic-properties svg:stroke-color="#e12839" draw:marker-start="" draw:marker-end="" draw:fill="gradient" draw:fill-color="#e12839" draw:fill-gradient-name="Gradient_20_2" draw:textarea-horizontal-align="justify" draw:textarea-vertical-align="middle" draw:auto-grow-height="false" fo:min-height="0.85cm" fo:min-width="1.2cm"/>
    </style:style>
    <style:style style:name="gr3" style:family="graphic" style:parent-style-name="objectwithoutfill">
      <style:graphic-properties svg:stroke-color="#1b1b1b" draw:marker-end="Arrow" draw:marker-end-width="0.3cm" draw:fill="solid" draw:fill-color="#1b1b1b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P1" style:family="paragraph">
      <loext:graphic-properties draw:fill-color="#0087b7"/>
      <style:paragraph-properties fo:text-align="center"/>
    </style:style>
    <style:style style:name="P2" style:family="paragraph">
      <loext:graphic-properties draw:fill="gradient" draw:fill-color="#e12839" draw:fill-gradient-name="Gradient_20_2"/>
      <style:paragraph-properties fo:text-align="center"/>
    </style:style>
    <style:style style:name="P3" style:family="paragraph">
      <loext:graphic-properties draw:fill="solid" draw:fill-color="#1b1b1b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1cm" svg:x="2.2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2.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7.3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cm" svg:y1="2cm" svg:x2="7.3cm" svg:y2="2.7cm">
          <text:p/>
        </draw:line>
        <draw:line draw:style-name="gr3" draw:text-style-name="P3" draw:layer="layout" svg:x1="3.9cm" svg:y1="3.501cm" svg:x2="7.3cm" svg:y2="2.8cm">
          <text:p/>
        </draw:line>
        <draw:frame draw:style-name="gr4" draw:text-style-name="P4" draw:layer="layout" svg:width="1.37cm" svg:height="0.962cm" svg:x="2.4cm" svg:y="1.438cm">
          <draw:text-box>
            <text:p>|<text:span text:style-name="T1">ψ⟩</text:span></text:p>
          </draw:text-box>
        </draw:frame>
        <draw:frame draw:style-name="gr4" draw:text-style-name="P4" draw:layer="layout" svg:width="1.37cm" svg:height="0.962cm" svg:x="2.4cm" svg:y="3.038cm">
          <draw:text-box>
            <text:p>|<text:span text:style-name="T1">ψ⟩</text:span></text:p>
          </draw:text-box>
        </draw:frame>
        <draw:frame draw:style-name="gr5" draw:text-style-name="P4" draw:layer="layout" svg:width="1.6cm" svg:height="1.673cm" svg:x="7.4cm" svg:y="2.238cm">
          <draw:text-box>
            <text:p>|<text:span text:style-name="T1">ψ’⟩</text:span></text:p>
          </draw:text-box>
        </draw:frame>
        <draw:custom-shape draw:style-name="gr1" draw:text-style-name="P1" draw:layer="layout" svg:width="1.7cm" svg:height="1.1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9cm" svg:y="5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6cm" svg:y1="5.2cm" svg:x2="9cm" svg:y2="5.9cm">
          <text:p/>
        </draw:line>
        <draw:line draw:style-name="gr3" draw:text-style-name="P3" draw:layer="layout" svg:x1="10.7cm" svg:y1="6cm" svg:x2="12cm" svg:y2="4cm">
          <text:p/>
        </draw:line>
        <draw:frame draw:style-name="gr4" draw:text-style-name="P4" draw:layer="layout" svg:width="1.37cm" svg:height="0.962cm" svg:x="4.1cm" svg:y="4.638cm">
          <draw:text-box>
            <text:p>|<text:span text:style-name="T1">ψ⟩</text:span></text:p>
          </draw:text-box>
        </draw:frame>
        <draw:frame draw:style-name="gr4" draw:text-style-name="P4" draw:layer="layout" svg:width="1.37cm" svg:height="0.962cm" svg:x="4.1cm" svg:y="6.238cm">
          <draw:text-box>
            <text:p>|<text:span text:style-name="T1">ψ⟩</text:span></text:p>
          </draw:text-box>
        </draw:frame>
        <draw:frame draw:style-name="gr5" draw:text-style-name="P4" draw:layer="layout" svg:width="1.6cm" svg:height="1.673cm" svg:x="9.1cm" svg:y="5.438cm">
          <draw:text-box>
            <text:p>|<text:span text:style-name="T1">ψ’⟩</text:span></text:p>
          </draw:text-box>
        </draw:frame>
        <draw:connector draw:style-name="gr6" draw:text-style-name="P5" draw:layer="layout" svg:x1="2.5cm" svg:y1="4.133cm" svg:x2="3.923cm" svg:y2="5.2cm" svg:d="M2500 4133h712v1067h711" svg:viewBox="0 0 1424 1068">
          <text:p/>
        </draw:connector>
        <draw:custom-shape draw:style-name="gr1" draw:text-style-name="P1" draw:layer="layout" svg:width="1.7cm" svg:height="1.1cm" svg:x="12cm" svg:y="3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cm" svg:height="1.673cm" svg:x="12.1cm" svg:y="3.538cm">
          <draw:text-box>
            <text:p>|<text:span text:style-name="T1">ψ’⟩</text:span></text:p>
          </draw:text-box>
        </draw:frame>
        <draw:line draw:style-name="gr3" draw:text-style-name="P3" draw:layer="layout" svg:x1="9cm" svg:y1="2.7cm" svg:x2="12cm" svg:y2="4cm">
          <text:p/>
        </draw:line>
        <draw:line draw:style-name="gr3" draw:text-style-name="P3" draw:layer="layout" svg:x1="5.6cm" svg:y1="6.674cm" svg:x2="9cm" svg:y2="5.973cm">
          <text:p/>
        </draw:line>
        <draw:custom-shape draw:style-name="gr1" draw:text-style-name="P1" draw:layer="layout" svg:width="1.7cm" svg:height="1.1cm" svg:x="5.6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5.6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10.7cm" svg:y="8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3cm" svg:y1="8.4cm" svg:x2="10.7cm" svg:y2="9.1cm">
          <text:p/>
        </draw:line>
        <draw:line draw:style-name="gr3" draw:text-style-name="P3" draw:layer="layout" svg:x1="7.3cm" svg:y1="9.901cm" svg:x2="10.7cm" svg:y2="9.2cm">
          <text:p/>
        </draw:line>
        <draw:frame draw:style-name="gr4" draw:text-style-name="P4" draw:layer="layout" svg:width="1.37cm" svg:height="0.962cm" svg:x="5.8cm" svg:y="7.838cm">
          <draw:text-box>
            <text:p>|<text:span text:style-name="T1">ψ⟩</text:span></text:p>
          </draw:text-box>
        </draw:frame>
        <draw:frame draw:style-name="gr4" draw:text-style-name="P4" draw:layer="layout" svg:width="1.37cm" svg:height="0.962cm" svg:x="5.8cm" svg:y="9.438cm">
          <draw:text-box>
            <text:p>|<text:span text:style-name="T1">ψ⟩</text:span></text:p>
          </draw:text-box>
        </draw:frame>
        <draw:frame draw:style-name="gr5" draw:text-style-name="P4" draw:layer="layout" svg:width="1.6cm" svg:height="1.673cm" svg:x="10.8cm" svg:y="8.638cm">
          <draw:text-box>
            <text:p>|<text:span text:style-name="T1">ψ’⟩</text:span></text:p>
          </draw:text-box>
        </draw:frame>
        <draw:custom-shape draw:style-name="gr1" draw:text-style-name="P1" draw:layer="layout" svg:width="1.7cm" svg:height="1.1cm" svg:x="7.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7.3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12.4cm" svg:y="11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11.6cm" svg:x2="12.4cm" svg:y2="12.3cm">
          <text:p/>
        </draw:line>
        <draw:line draw:style-name="gr3" draw:text-style-name="P3" draw:layer="layout" svg:x1="14.1cm" svg:y1="12.4cm" svg:x2="15.4cm" svg:y2="10.4cm">
          <text:p/>
        </draw:line>
        <draw:frame draw:style-name="gr4" draw:text-style-name="P4" draw:layer="layout" svg:width="1.37cm" svg:height="0.962cm" svg:x="7.5cm" svg:y="11.038cm">
          <draw:text-box>
            <text:p>|<text:span text:style-name="T1">ψ⟩</text:span></text:p>
          </draw:text-box>
        </draw:frame>
        <draw:frame draw:style-name="gr4" draw:text-style-name="P4" draw:layer="layout" svg:width="1.37cm" svg:height="0.962cm" svg:x="7.5cm" svg:y="12.638cm">
          <draw:text-box>
            <text:p>|<text:span text:style-name="T1">ψ⟩</text:span></text:p>
          </draw:text-box>
        </draw:frame>
        <draw:frame draw:style-name="gr5" draw:text-style-name="P4" draw:layer="layout" svg:width="1.6cm" svg:height="1.673cm" svg:x="12.5cm" svg:y="11.838cm">
          <draw:text-box>
            <text:p>|<text:span text:style-name="T1">ψ’⟩</text:span></text:p>
          </draw:text-box>
        </draw:frame>
        <draw:connector draw:style-name="gr6" draw:text-style-name="P5" draw:layer="layout" svg:x1="5.9cm" svg:y1="10.533cm" svg:x2="7.323cm" svg:y2="11.6cm" svg:d="M5900 10533h712v1067h711" svg:viewBox="0 0 1424 1068">
          <text:p/>
        </draw:connector>
        <draw:custom-shape draw:style-name="gr1" draw:text-style-name="P1" draw:layer="layout" svg:width="1.7cm" svg:height="1.1cm" svg:x="15.4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cm" svg:height="1.673cm" svg:x="15.5cm" svg:y="9.938cm">
          <draw:text-box>
            <text:p>|<text:span text:style-name="T1">ψ’⟩</text:span></text:p>
          </draw:text-box>
        </draw:frame>
        <draw:line draw:style-name="gr3" draw:text-style-name="P3" draw:layer="layout" svg:x1="12.4cm" svg:y1="9.1cm" svg:x2="15.4cm" svg:y2="10.4cm">
          <text:p/>
        </draw:line>
        <draw:line draw:style-name="gr3" draw:text-style-name="P3" draw:layer="layout" svg:x1="9cm" svg:y1="13.074cm" svg:x2="12.4cm" svg:y2="12.373cm">
          <text:p/>
        </draw:line>
        <draw:connector draw:style-name="gr6" draw:text-style-name="P5" draw:layer="layout" svg:x1="4.2cm" svg:y1="7.308cm" svg:x2="5.623cm" svg:y2="8.375cm" svg:d="M4200 7308h712v1067h711" svg:viewBox="0 0 1424 1068">
          <text:p/>
        </draw:connector>
        <draw:custom-shape draw:style-name="gr1" draw:text-style-name="P1" draw:layer="layout" svg:width="1.7cm" svg:height="1.1cm" svg:x="17.3cm" svg:y="6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cm" svg:height="1.673cm" svg:x="17.4cm" svg:y="6.138cm">
          <draw:text-box>
            <text:p>|<text:span text:style-name="T1">ψ’⟩</text:span></text:p>
          </draw:text-box>
        </draw:frame>
        <draw:line draw:style-name="gr3" draw:text-style-name="P3" draw:layer="layout" svg:x1="13.7cm" svg:y1="4.1cm" svg:x2="17.3cm" svg:y2="6.6cm">
          <text:p/>
        </draw:line>
        <draw:line draw:style-name="gr3" draw:text-style-name="P3" draw:layer="layout" svg:x1="17.1cm" svg:y1="10.4cm" svg:x2="17.3cm" svg:y2="6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87b7" draw:end-color="#e1283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6:04:33.107331882</meta:creation-date>
    <dc:date>2021-08-19T07:00:58.087101263</dc:date>
    <meta:editing-duration>PT7M48S</meta:editing-duration>
    <meta:editing-cycles>2</meta:editing-cycles>
    <meta:generator>LibreOffice/6.4.6.2$Linux_X86_64 LibreOffice_project/40$Build-2</meta:generator>
    <meta:document-statistic meta:object-count="47"/>
  </office:meta>
</office:document-meta>
</file>